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draw:marker-start-width="0.5cm" draw:marker-end-width="0.5cm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993366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svg:stroke-color="#314004" draw:fill="solid" draw:fill-color="#99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nconsolata" fo:font-size="12pt" style:font-size-asian="12pt" style:font-size-complex="12pt"/>
    </style:style>
    <style:style style:name="T1" style:family="text">
      <style:text-properties style:font-name="Inconsolat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.6cm" svg:x="1cm" svg:y="1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cm" svg:height="3.3cm" svg:x="1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7.7cm" svg:height="1.5cm" svg:x="1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cm" svg:height="1.5cm" svg:x="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cm" svg:height="1.5cm" svg:x="1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cm" svg:height="1.6cm" svg:x="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7.7cm" svg:height="1.4cm" svg:x="1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7cm" svg:height="1.1cm" svg:x="1.1cm" svg:y="9.462cm">
          <text:p text:style-name="P2"><text:span text:style-name="T1">Minning</text:span></text:p>
          <text:p text:style-name="P2"><text:span text:style-name="T1">Environ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" draw:id="id1" draw:layer="layout" svg:width="2.7cm" svg:height="1.1cm" svg:x="17.302cm" svg:y="9.462cm">
          <text:p text:style-name="P2"><text:span text:style-name="T1">TimeStepped</text:span></text:p>
          <text:p text:style-name="P2"><text:span text:style-name="T1">Environmen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7" draw:id="id17" draw:layer="layout" svg:width="2.7cm" svg:height="1.1cm" svg:x="21.353cm" svg:y="9.462cm">
          <text:p text:style-name="P2"><text:span text:style-name="T1">Environ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17.302cm" svg:y1="10.012cm" svg:x2="3.8cm" svg:y2="10.012cm" draw:start-shape="id1" draw:start-glue-point="5" draw:end-shape="id2" draw:end-glue-point="7" svg:d="M17302 10012h-13502" svg:viewBox="0 0 13503 1">
          <text:p/>
        </draw:connector>
        <draw:custom-shape draw:style-name="gr3" draw:text-style-name="P2" xml:id="id15" draw:id="id15" draw:layer="layout" svg:width="2.7cm" svg:height="1.1cm" svg:x="21.353cm" svg:y="12.15cm">
          <text:p text:style-name="P2"><text:span text:style-name="T1">Centralized</text:span></text:p>
          <text:p text:style-name="P2"><text:span text:style-name="T1">Environ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xml:id="id14" draw:id="id14" draw:layer="layout" svg:width="2.7cm" svg:height="1.1cm" svg:x="25.4cm" svg:y="12.15cm">
          <text:p text:style-name="P2"><text:span text:style-name="T1">Environment</text:span></text:p>
          <text:p text:style-name="P2"><text:span text:style-name="T1">InfraTi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4" draw:id="id4" draw:layer="layout" svg:width="2.7cm" svg:height="1.1cm" svg:x="1.1cm" svg:y="16.6cm">
          <text:p text:style-name="P2"><text:span text:style-name="T1">Discard</text:span></text:p>
          <text:p text:style-name="P2"><text:span text:style-name="T1">BelsBB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7" draw:id="id7" draw:layer="layout" svg:width="2.7cm" svg:height="1.1cm" svg:x="1.1cm" svg:y="18.5cm">
          <text:p text:style-name="P2"><text:span text:style-name="T1">Unique</text:span></text:p>
          <text:p text:style-name="P2"><text:span text:style-name="T1">BelsB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" draw:id="id3" draw:layer="layout" svg:width="2.7cm" svg:height="1.1cm" svg:x="17.3cm" svg:y="17.6cm">
          <text:p text:style-name="P2"><text:span text:style-name="T1">Default</text:span></text:p>
          <text:p text:style-name="P2"><text:span text:style-name="T1">BeliefBas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2.7cm" svg:height="1.1cm" svg:x="1.1cm" svg:y="1.4cm">
          <text:p text:style-name="P2"><text:span text:style-name="T1">LocalMiner</text:span></text:p>
          <text:p text:style-name="P2"><text:span text:style-name="T1">Arc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5" draw:id="id5" draw:layer="layout" svg:width="2.7cm" svg:height="1.1cm" svg:x="5.4cm" svg:y="1.4cm">
          <text:p text:style-name="P2"><text:span text:style-name="T1">Miner</text:span></text:p>
          <text:p text:style-name="P2"><text:span text:style-name="T1">Arc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6" draw:id="id6" draw:layer="layout" svg:width="2.7cm" svg:height="1.1cm" svg:x="1.1cm" svg:y="1.4cm">
          <text:p text:style-name="P2"><text:span text:style-name="T1">LocalMiner</text:span></text:p>
          <text:p text:style-name="P2"><text:span text:style-name="T1">Arc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8" draw:id="id8" draw:layer="layout" svg:width="2.7cm" svg:height="1.1cm" svg:x="17.302cm" svg:y="1.4cm">
          <text:p text:style-name="P2"><text:span text:style-name="T1">Ag</text:span></text:p>
          <text:p text:style-name="P2"><text:span text:style-name="T1">Arc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xml:id="id16" draw:id="id16" draw:layer="layout" svg:width="2.7cm" svg:height="1.1cm" svg:x="25.4cm" svg:y="1.4cm">
          <text:p text:style-name="P2"><text:span text:style-name="T1">AgArch</text:span></text:p>
          <text:p text:style-name="P2"><text:span text:style-name="T1">InfraTi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10" draw:id="id10" draw:layer="layout" svg:width="2.7cm" svg:height="1.1cm" svg:x="9.201cm" svg:y="6.1cm">
          <text:p text:style-name="P2"><text:span text:style-name="T1">Local</text:span></text:p>
          <text:p text:style-name="P2"><text:span text:style-name="T1">WorldMode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9" draw:id="id9" draw:layer="layout" svg:width="2.7cm" svg:height="1.1cm" svg:x="13.252cm" svg:y="6.1cm">
          <text:p text:style-name="P2"><text:span text:style-name="T1">WorldMode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1" draw:id="id11" draw:layer="layout" svg:width="2.7cm" svg:height="1.1cm" svg:x="17.302cm" svg:y="6.1cm">
          <text:p text:style-name="P2"><text:span text:style-name="T1">Grid</text:span></text:p>
          <text:p text:style-name="P2"><text:span text:style-name="T1">WorldModel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13" draw:id="id13" draw:layer="layout" svg:width="2.7cm" svg:height="1.1cm" svg:x="5.4cm" svg:y="4cm">
          <text:p text:style-name="P2"><text:span text:style-name="T1">WorldVie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2" draw:id="id12" draw:layer="layout" svg:width="2.7cm" svg:height="1.1cm" svg:x="17.302cm" svg:y="4cm">
          <text:p text:style-name="P2"><text:span text:style-name="T1">Grid</text:span></text:p>
          <text:p text:style-name="P2"><text:span text:style-name="T1">WorldView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line-skew="-5.752cm" svg:x1="17.3cm" svg:y1="18.15cm" svg:x2="3.8cm" svg:y2="17.15cm" draw:start-shape="id3" draw:start-glue-point="5" draw:end-shape="id4" draw:end-glue-point="7" svg:d="M17300 18150h-12501v-1000h-999" svg:viewBox="0 0 13501 1001">
          <text:p/>
        </draw:connector>
        <draw:connector draw:style-name="gr7" draw:text-style-name="P1" draw:layer="layout" svg:x1="5.4cm" svg:y1="1.95cm" svg:x2="3.8cm" svg:y2="1.95cm" draw:start-shape="id5" draw:start-glue-point="5" draw:end-shape="id6" draw:end-glue-point="7" svg:d="M5400 1950h-1600" svg:viewBox="0 0 1601 1">
          <text:p text:style-name="P1"/>
        </draw:connector>
        <draw:connector draw:style-name="gr4" draw:text-style-name="P1" draw:layer="layout" draw:line-skew="-5.752cm" svg:x1="17.3cm" svg:y1="18.15cm" svg:x2="3.8cm" svg:y2="19.05cm" draw:start-shape="id3" draw:start-glue-point="5" draw:end-shape="id7" draw:end-glue-point="7" svg:d="M17300 18150h-12501v900h-999" svg:viewBox="0 0 13501 901">
          <text:p/>
        </draw:connector>
        <draw:connector draw:style-name="gr4" draw:text-style-name="P1" draw:layer="layout" svg:x1="17.302cm" svg:y1="1.95cm" svg:x2="8.1cm" svg:y2="1.95cm" draw:start-shape="id8" draw:start-glue-point="5" draw:end-shape="id5" draw:end-glue-point="7" svg:d="M17302 1950h-9202" svg:viewBox="0 0 9203 1">
          <text:p/>
        </draw:connector>
        <draw:connector draw:style-name="gr4" draw:text-style-name="P1" draw:layer="layout" svg:x1="13.252cm" svg:y1="6.65cm" svg:x2="11.901cm" svg:y2="6.65cm" draw:start-shape="id9" draw:start-glue-point="5" draw:end-shape="id10" draw:end-glue-point="7" svg:d="M13252 6650h-1351" svg:viewBox="0 0 1352 1">
          <text:p/>
        </draw:connector>
        <draw:connector draw:style-name="gr4" draw:text-style-name="P1" draw:layer="layout" svg:x1="17.302cm" svg:y1="6.65cm" svg:x2="15.952cm" svg:y2="6.65cm" draw:start-shape="id11" draw:start-glue-point="5" draw:end-shape="id9" draw:end-glue-point="7" svg:d="M17302 6650h-1350" svg:viewBox="0 0 1351 1">
          <text:p/>
        </draw:connector>
        <draw:connector draw:style-name="gr4" draw:text-style-name="P1" draw:layer="layout" svg:x1="17.302cm" svg:y1="4.55cm" svg:x2="8.1cm" svg:y2="4.55cm" draw:start-shape="id12" draw:start-glue-point="5" draw:end-shape="id13" draw:end-glue-point="7" svg:d="M17302 4550h-9202" svg:viewBox="0 0 9203 1">
          <text:p/>
        </draw:connector>
        <draw:connector draw:style-name="gr8" draw:text-style-name="P1" draw:layer="layout" svg:x1="25.4cm" svg:y1="12.7cm" svg:x2="24.053cm" svg:y2="12.7cm" draw:start-shape="id14" draw:start-glue-point="5" draw:end-shape="id15" draw:end-glue-point="7" svg:d="M25400 12700h-1347" svg:viewBox="0 0 1348 1">
          <text:p/>
        </draw:connector>
        <draw:connector draw:style-name="gr8" draw:text-style-name="P1" draw:layer="layout" svg:x1="25.4cm" svg:y1="1.95cm" svg:x2="20.002cm" svg:y2="1.95cm" draw:start-shape="id16" draw:start-glue-point="5" draw:end-shape="id8" draw:end-glue-point="7" svg:d="M25400 1950h-5398" svg:viewBox="0 0 5399 1">
          <text:p/>
        </draw:connector>
        <draw:connector draw:style-name="gr4" draw:text-style-name="P1" draw:layer="layout" svg:x1="21.353cm" svg:y1="10.012cm" svg:x2="20.002cm" svg:y2="10.012cm" draw:start-shape="id17" draw:start-glue-point="5" draw:end-shape="id1" draw:end-glue-point="7" svg:d="M21353 10012h-1351" svg:viewBox="0 0 1352 1">
          <text:p/>
        </draw:connector>
        <draw:connector draw:style-name="gr9" draw:text-style-name="P1" draw:layer="layout" draw:line-skew="-0.901cm" svg:x1="10.551cm" svg:y1="6.1cm" svg:x2="6.75cm" svg:y2="2.5cm" draw:start-shape="id10" draw:start-glue-point="4" draw:end-shape="id5" draw:end-glue-point="6" svg:d="M10551 6100v-2700h-3801v-900" svg:viewBox="0 0 3802 3601">
          <text:p/>
        </draw:connector>
        <draw:connector draw:style-name="gr9" draw:text-style-name="P1" draw:layer="layout" svg:x1="6.75cm" svg:y1="4cm" svg:x2="6.75cm" svg:y2="2.5cm" draw:start-shape="id13" draw:start-glue-point="4" draw:end-shape="id5" draw:end-glue-point="6" svg:d="M6750 4000v-1500" svg:viewBox="0 0 1 1501">
          <text:p/>
        </draw:connector>
        <draw:connector draw:style-name="gr9" draw:text-style-name="P1" draw:layer="layout" svg:x1="5.4cm" svg:y1="4.55cm" svg:x2="2.45cm" svg:y2="9.462cm" draw:start-shape="id13" draw:start-glue-point="5" draw:end-shape="id2" draw:end-glue-point="4" svg:d="M5400 4550h-2950v4912" svg:viewBox="0 0 2951 4913">
          <text:p/>
        </draw:connector>
        <draw:connector draw:style-name="gr9" draw:text-style-name="P1" draw:layer="layout" svg:x1="2.45cm" svg:y1="9.462cm" svg:x2="5.4cm" svg:y2="4.55cm" draw:start-shape="id2" draw:start-glue-point="4" draw:end-shape="id13" draw:end-glue-point="5" svg:d="M2450 9462v-4912h2950" svg:viewBox="0 0 2951 4913">
          <text:p/>
        </draw:connector>
        <draw:connector draw:style-name="gr9" draw:text-style-name="P1" draw:layer="layout" svg:x1="26.75cm" svg:y1="12.15cm" svg:x2="24.053cm" svg:y2="10.012cm" draw:start-shape="id14" draw:start-glue-point="4" draw:end-shape="id17" draw:end-glue-point="7" svg:d="M26750 12150v-2138h-2697" svg:viewBox="0 0 2698 2139">
          <text:p/>
        </draw:connector>
        <draw:connector draw:style-name="gr9" draw:text-style-name="P1" draw:layer="layout" svg:x1="22.703cm" svg:y1="10.562cm" svg:x2="22.703cm" svg:y2="12.15cm" draw:start-shape="id17" draw:start-glue-point="6" draw:end-shape="id15" draw:end-glue-point="4" svg:d="M22703 10562v1588" svg:viewBox="0 0 1 1589">
          <text:p/>
        </draw:connector>
        <draw:custom-shape draw:style-name="gr3" draw:text-style-name="P2" draw:layer="layout" svg:width="2.7cm" svg:height="1.1cm" svg:x="1.1cm" svg:y="14.7cm">
          <text:p text:style-name="P2"><text:span text:style-name="T1">LocalMiner</text:span></text:p>
          <text:p text:style-name="P2"><text:span text:style-name="T1">Arc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xml:id="id18" draw:id="id18" draw:layer="layout" svg:width="2.7cm" svg:height="1.1cm" svg:x="17.302cm" svg:y="14.7cm">
          <text:p text:style-name="P2"><text:span text:style-name="T1">Ag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9" draw:id="id19" draw:layer="layout" svg:width="2.7cm" svg:height="1.1cm" svg:x="1.1cm" svg:y="14.7cm">
          <text:p text:style-name="P2"><text:span text:style-name="T1">SelectEven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17.302cm" svg:y1="15.25cm" svg:x2="3.8cm" svg:y2="15.25cm" draw:start-shape="id18" draw:start-glue-point="5" draw:end-shape="id19" draw:end-glue-point="7" svg:d="M17302 15250h-13502" svg:viewBox="0 0 13503 1">
          <text:p/>
        </draw:connector>
        <draw:connector draw:style-name="gr9" draw:text-style-name="P1" draw:layer="layout" draw:line-skew="0.598cm" svg:x1="20.002cm" svg:y1="4.55cm" svg:x2="20.002cm" svg:y2="6.65cm" draw:start-shape="id12" draw:start-glue-point="7" draw:end-shape="id11" draw:end-glue-point="7" svg:d="M20002 4550h1100v2100h-1100" svg:viewBox="0 0 1101 2101">
          <text:p/>
        </draw:connector>
        <draw:connector draw:style-name="gr9" draw:text-style-name="P1" draw:layer="layout" draw:line-skew="0.598cm" svg:x1="20.002cm" svg:y1="6.65cm" svg:x2="20.002cm" svg:y2="4.55cm" draw:start-shape="id11" draw:start-glue-point="7" draw:end-shape="id12" draw:end-glue-point="7" svg:d="M20002 6650h1100v-2100h-1100" svg:viewBox="0 0 1101 2101">
          <text:p/>
        </draw:connector>
        <draw:connector draw:style-name="gr9" draw:text-style-name="P1" draw:layer="layout" draw:line-skew="0.336cm" svg:x1="14.602cm" svg:y1="7.2cm" svg:x2="2.45cm" svg:y2="10.562cm" draw:start-shape="id9" draw:start-glue-point="6" draw:end-shape="id2" draw:end-glue-point="6" svg:d="M14602 7200v4200h-12152v-838" svg:viewBox="0 0 12153 4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Coelho</meta:initial-creator>
    <meta:creation-date>2014-05-15T18:22:12.688660000</meta:creation-date>
    <dc:date>2014-05-15T20:55:56.161546000</dc:date>
    <dc:creator>Francisco Coelho</dc:creator>
    <meta:editing-duration>PT1H47M1S</meta:editing-duration>
    <meta:editing-cycles>8</meta:editing-cycles>
    <meta:generator>LibreOffice/4.2.4.2$MacOSX_x86 LibreOffice_project/63150712c6d317d27ce2db16eb94c2f3d7b699f8</meta:generator>
    <meta:document-statistic meta:object-count="49"/>
  </office:meta>
</office:document-meta>
</file>